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a3b9a" officeooo:paragraph-rsid="001a3b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de un archivo para GitHub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20T11:38:06.492278072</meta:creation-date>
    <dc:date>2020-04-20T11:38:40.556801320</dc:date>
    <meta:editing-duration>PT35S</meta:editing-duration>
    <meta:editing-cycles>1</meta:editing-cycles>
    <meta:document-statistic meta:table-count="0" meta:image-count="0" meta:object-count="0" meta:page-count="1" meta:paragraph-count="1" meta:word-count="6" meta:character-count="32" meta:non-whitespace-character-count="27"/>
    <meta:generator>LibreOffice/6.4.0.3$MacOSX_X86_64 LibreOffice_project/b0a288ab3d2d4774cb44b62f04d5d28733ac6df8</meta:generator>
  </office:meta>
</office:document-meta>
</file>